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976.45pt" svg:height="393.05pt" svg:x="302.6pt" svg:y="75.29pt">
            <loext:p draw:notify-on-update-of-ranges="maxspeeds3.A2:maxspeeds3.A2 maxspeeds3.A2:maxspeeds3.A222 maxspeeds3.B2:maxspeeds3.B222 maxspeeds3.D2:maxspeeds3.D81 maxspeeds3.C2:maxspeeds3.C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9.6579207267994" calcext:value-type="float">
            <text:p>49.6579207267994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7.3382413161821" calcext:value-type="float">
            <text:p>47.3382413161821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.3394686042433" calcext:value-type="float">
            <text:p>40.339468604243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31.8376563778863" calcext:value-type="float">
            <text:p>31.8376563778863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50" calcext:value-type="float">
            <text:p>50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50" calcext:value-type="float">
            <text:p>50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50" calcext:value-type="float">
            <text:p>50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2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2"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2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2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2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2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2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2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2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2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2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2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2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2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2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2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2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2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2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2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2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05:50:23.365448171</dc:date>
    <meta:editing-duration>PT18M4S</meta:editing-duration>
    <meta:editing-cycles>4</meta:editing-cycles>
    <meta:generator>LibreOffice/5.2.7.2$Linux_X86_64 LibreOffice_project/2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48cm" svg:height="13.867cm" xlink:href=".." xlink:type="simple" chart:class="chart:scatter" chart:style-name="ch1">
        <chart:legend chart:legend-position="end" svg:x="30.564cm" svg:y="6.385cm" style:legend-expansion="high" chart:style-name="ch2"/>
        <chart:plot-area chart:style-name="ch3" table:cell-range-address="maxspeeds3.A2:maxspeeds3.B222 maxspeeds3.D2:maxspeeds3.D81" chart:data-source-has-labels="row" svg:x="0.688cm" svg:y="0.277cm" svg:width="29.188cm" svg:height="13.313cm">
          <chartooo:coordinate-region svg:x="1.309cm" svg:y="0.476cm" svg:width="28.287cm" svg:height="12.4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7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50">
                <text:p>50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